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4.49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name-asian="DejaVu Sans" style:font-weight-asian="bold" style:font-name-complex="DejaVu Sans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style:font-name-asian="DejaVu Sans" style:font-name-complex="DejaVu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НАЗВАНИЕ СОБЫТИЯ</text:p>
          </table:table-cell>
          <table:table-cell table:style-name="ce1" office:value-type="string" calcext:value-type="string">
            <text:p>БАЗОВЫЕ ТИПЫ СОБЫТИЯ</text:p>
          </table:table-cell>
          <table:table-cell table:style-name="ce1" office:value-type="string" calcext:value-type="string">
            <text:p>ID(HEX)</text:p>
          </table:table-cell>
          <table:table-cell table:style-name="ce3" office:value-type="string" calcext:value-type="string">
            <text:p>ID(DEC)</text:p>
          </table:table-cell>
          <table:table-cell table:style-name="ce3" office:value-type="string" calcext:value-type="string">
            <text:p>CMSID</text:p>
          </table:table-cell>
        </table:table-row>
        <table:table-row table:style-name="ro1">
          <table:table-cell office:value-type="string" calcext:value-type="string">
            <text:p>Курение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Зевание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Использование мобильного телефона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Прием пищи/питье воды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3</text:p>
          </table:table-cell>
          <table:table-cell table:style-name="ce4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Признаки засыпания</text:p>
          </table:table-cell>
          <table:table-cell office:value-type="string" calcext:value-type="string">
            <text:p>Fatigue driving</text:p>
          </table:table-cell>
          <table:table-cell office:value-type="string" calcext:value-type="string">
            <text:p>0x14</text:p>
          </table:table-cell>
          <table:table-cell table:style-name="ce4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Отвлечение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24, 625</text:p>
          </table:table-cell>
        </table:table-row>
        <table:table-row table:style-name="ro1">
          <table:table-cell office:value-type="string" calcext:value-type="string">
            <text:p>Водитель идентифицирован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636, 643, 696</text:p>
          </table:table-cell>
        </table:table-row>
        <table:table-row table:style-name="ro1">
          <table:table-cell office:value-type="string" calcext:value-type="string">
            <text:p>Водитель не идентифицирован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6</text:p>
          </table:table-cell>
          <table:table-cell table:style-name="ce4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Непристегнутый ремень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706, 707</text:p>
          </table:table-cell>
        </table:table-row>
        <table:table-row table:style-name="ro1">
          <table:table-cell office:value-type="string" calcext:value-type="string">
            <text:p>Закрытая камера (саботаж)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7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734, 735</text:p>
          </table:table-cell>
        </table:table-row>
        <table:table-row table:style-name="ro1">
          <table:table-cell office:value-type="string" calcext:value-type="string">
            <text:p>Неподвижность головы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18</text:p>
          </table:table-cell>
          <table:table-cell table:style-name="ce4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Частое моргание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19</text:p>
          </table:table-cell>
          <table:table-cell table:style-name="ce4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Потирание глаза рукой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1A</text:p>
          </table:table-cell>
          <table:table-cell table:style-name="ce4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Закрытые глаза/взгляд вниз</text:p>
          </table:table-cell>
          <table:table-cell office:value-type="string" calcext:value-type="string">
            <text:p><text:span text:style-name="T1">Danger warning, Collision warning, </text:span>Rollover warning, Fatigue driving</text:p>
          </table:table-cell>
          <table:table-cell office:value-type="string" calcext:value-type="string">
            <text:p>0x1B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410, 172</text:p>
          </table:table-cell>
        </table:table-row>
        <table:table-row table:style-name="ro1">
          <table:table-cell office:value-type="string" calcext:value-type="string">
            <text:p>Потеря видеосигнала с камеры DSM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1C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Потеря видеосигнала с камеры ADAS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1D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Риск столкновения с пешеходом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0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Опасность фронтмального столкновения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Движение на небезопасной дистанции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4, 605</text:p>
          </table:table-cell>
        </table:table-row>
        <table:table-row table:style-name="ro1">
          <table:table-cell office:value-type="string" calcext:value-type="string">
            <text:p>Покидание полосы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01, 602</text:p>
          </table:table-cell>
        </table:table-row>
        <table:table-row table:style-name="ro1">
          <table:table-cell office:value-type="string" calcext:value-type="string">
            <text:p>Событие трекера</text:p>
          </table:table-cell>
          <table:table-cell office:value-type="string" calcext:value-type="string">
            <text:p>Collision warning</text:p>
          </table:table-cell>
          <table:table-cell office:value-type="string" calcext:value-type="string">
            <text:p>0x11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616" calcext:value-type="float">
            <text:p>616</text:p>
          </table:table-cell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1T15:38:47.961823888</meta:creation-date>
    <dc:date>2025-09-03T12:25:48.890367766</dc:date>
    <meta:editing-duration>P1DT6H21M34S</meta:editing-duration>
    <meta:editing-cycles>18</meta:editing-cycles>
    <meta:generator>LibreOffice/6.4.7.2$Linux_X86_64 LibreOffice_project/40$Build-2</meta:generator>
    <meta:document-statistic meta:table-count="1" meta:cell-count="104" meta:object-count="0"/>
  </office:meta>
</office:document-meta>
</file>